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Jose Luis Gallego Peña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59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"/>
          <table:table-cell table:number-columns-repeated="60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table:style-name="ce7"/>
          <table:table-cell table:number-columns-repeated="60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"/>
          <table:table-cell table:number-columns-repeated="60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2"/>
          <table:table-cell table:style-name="ce7"/>
          <table:table-cell table:number-columns-repeated="60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4:42:12.606615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fjmel</meta:initial-creator>
    <meta:creation-date>2019-10-11T16:56:56Z</meta:creation-date>
    <dc:date>2019-11-13T14:42:48.153724807</dc:date>
    <meta:editing-duration>PT16M5S</meta:editing-duration>
    <meta:editing-cycles>4</meta:editing-cycles>
    <meta:document-statistic meta:table-count="1" meta:cell-count="148" meta:object-count="0"/>
  </office:meta>
</office:document-meta>
</file>